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7f1d" officeooo:paragraph-rsid="00137f1d"/>
    </style:style>
    <style:style style:name="P2" style:family="paragraph" style:parent-style-name="Standard" style:list-style-name="L1">
      <style:text-properties officeooo:rsid="00137f1d" officeooo:paragraph-rsid="00171842"/>
    </style:style>
    <style:style style:name="P3" style:family="paragraph" style:parent-style-name="Standard" style:list-style-name="L1">
      <style:text-properties officeooo:rsid="00171842" officeooo:paragraph-rsid="00171842"/>
    </style:style>
    <style:style style:name="P4" style:family="paragraph" style:parent-style-name="Standard" style:list-style-name="L1">
      <style:text-properties officeooo:rsid="0018b6a9" officeooo:paragraph-rsid="0018b6a9"/>
    </style:style>
    <style:style style:name="T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252525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 officeooo:rsid="0018b6a9"/>
    </style:style>
    <style:style style:name="T7" style:family="text">
      <style:text-properties officeooo:rsid="001618d3"/>
    </style:style>
    <style:style style:name="T8" style:family="text">
      <style:text-properties officeooo:rsid="00171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13447417551424254" text:style-name="L1">
        <text:list-item>
          <text:p text:style-name="P1">What does BER / DER stand for?</text:p>
          <text:list>
            <text:list-item>
              <text:p text:style-name="P1">Basic Encoding Rules</text:p>
            </text:list-item>
            <text:list-item>
              <text:p text:style-name="P2">Distinguished Encoding Rules <text:span text:style-name="T8">(a subset of BER). </text:span></text:p>
            </text:list-item>
            <text:list-item>
              <text:p text:style-name="P3">Anything that is valid DER is also valid BER, but not the other way around.</text:p>
            </text:list-item>
          </text:list>
        </text:list-item>
        <text:list-item>
          <text:p text:style-name="P1">Who?</text:p>
          <text:list>
            <text:list-item>
              <text:p text:style-name="P1">ITU-T - <text:span text:style-name="T1">Telecommunication Standardization Sector of</text:span><text:span text:style-name="T3"> </text:span><text:span text:style-name="T2">ITU (</text:span><text:span text:style-name="T1"> </text:span><text:a xlink:type="simple" xlink:href="http://en.wikipedia.org/wiki/International_Telecommunication_Union">International Telecommunication Union</text:a><text:span text:style-name="T1">)</text:span></text:p>
            </text:list-item>
            <text:list-item>
              <text:p text:style-name="P1"><text:span text:style-name="T2">Coordinates standards for </text:span><text:a xlink:type="simple" xlink:href="http://en.wikipedia.org/wiki/Telecommunications"><text:span text:style-name="T1">telecommunications</text:span></text:a><text:span text:style-name="T2">.</text:span> </text:p>
            </text:list-item>
            <text:list-item>
              <text:p text:style-name="P1"><text:span text:style-name="T2">The </text:span><text:a xlink:type="simple" xlink:href="http://en.wikipedia.org/wiki/Standardization"><text:span text:style-name="T1">standardization</text:span></text:a><text:span text:style-name="T4"> </text:span><text:span text:style-name="T2">work of ITU dates back to 1865</text:span> </text:p>
            </text:list-item>
          </text:list>
        </text:list-item>
        <text:list-item>
          <text:p text:style-name="P1">What is it?</text:p>
          <text:list>
            <text:list-item>
              <text:p text:style-name="P1">Encoding (Way of representing data / information)</text:p>
              <text:list>
                <text:list-item>
                  <text:p text:style-name="P1">Like JSON (but much more complicated)</text:p>
                </text:list-item>
              </text:list>
            </text:list-item>
            <text:list-item>
              <text:p text:style-name="P1"><text:span text:style-name="T2">The Basic Encoding Rules were the original rules laid out by the ASN.1 standard for encoding abstract information into a concrete data stream</text:span> </text:p>
            </text:list-item>
          </text:list>
        </text:list-item>
        <text:list-item>
          <text:p text:style-name="P1">What is it used for?</text:p>
        </text:list-item>
        <text:list-item>
          <text:p text:style-name="P4">Continuation</text:p>
          <text:list>
            <text:list-item>
              <text:p text:style-name="P1">X509 Certificates</text:p>
            </text:list-item>
            <text:list-item>
              <text:p text:style-name="P3">Cell phones</text:p>
            </text:list-item>
            <text:list-item>
              <text:p text:style-name="P3">Get cash from ATM</text:p>
            </text:list-item>
            <text:list-item>
              <text:p text:style-name="P3"><text:span text:style-name="T6">E</text:span><text:span text:style-name="T5">very cellular phone call uses ASN.1 to send a message to begin the call</text:span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0M6S</meta:editing-duration>
    <meta:editing-cycles>8</meta:editing-cycles>
    <meta:generator>LibreOffice/4.1.1.2$Windows_x86 LibreOffice_project/7e4286b58adc75a14f6d83f53a03b6c11fa2903</meta:generator>
    <dc:date>2014-07-27T23:18:38.982000000</dc:date>
    <meta:document-statistic meta:table-count="0" meta:image-count="0" meta:object-count="0" meta:page-count="1" meta:paragraph-count="18" meta:word-count="142" meta:character-count="777" meta:non-whitespace-character-count="666"/>
    <meta:user-defined meta:name="Info 1"/>
    <meta:user-defined meta:name="Info 2"/>
    <meta:user-defined meta:name="Info 3"/>
    <meta:user-defined meta:name="Info 4"/>
  </office:meta>
</office:document-meta>
</file>